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T1" style:family="text">
      <style:text-properties style:font-name="Times New Roman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88688633" text:style-name="L1">
        <text:list-item>
          <text:p text:style-name="P1">Cultural-Historical Activity Theory</text:p>
          <text:list>
            <text:list-item>
              <text:p text:style-name="P1">“In even broader terms, the development of human mind is conceptualized as originating from practical transformative involvements of people with the world, and as a process that can be understood only by tracing its origination in these involvements and practices.” (Stetsenko, 2005, 74)</text:p>
            </text:list-item>
            <text:list-item>
              <text:p text:style-name="P1">Activity as “doing in order to transform something” (Kuutti, 1996, 25)</text:p>
            </text:list-item>
            <text:list-item>
              <text:p text:style-name="P1">Activity as the “cell” of the theory (Engeström, 1999)</text:p>
            </text:list-item>
            <text:list-item>
              <text:p text:style-name="P1">International &amp; multidisciplinary, multiple voices (Engeström, 1999)</text:p>
              <text:list>
                <text:list-item>
                  <text:p text:style-name="P1">Ethnomethodology, pragmatism, systems theory (Engeström, 1999)</text:p>
                </text:list-item>
                <text:list-item>
                  <text:p text:style-name="P1">Ecological psychology (Gay &amp; Hembrooke, 2004; <text:s/>B<text:span text:style-name="T1">æ</text:span>rentsen &amp; Trettvik, 2002)</text:p>
                </text:list-item>
                <text:list-item>
                  <text:p text:style-name="P1">Phenomenology (Gay &amp; Hembrooke, 2004)</text:p>
                </text:list-item>
              </text:list>
            </text:list-item>
            <text:list-item>
              <text:p text:style-name="P1">Foundations</text:p>
              <text:list>
                <text:list-item>
                  <text:p text:style-name="P1">Cultural-historical psychology of Vygotsky, Luria, and Leont'ev</text:p>
                  <text:list>
                    <text:list-item>
                      <text:p text:style-name="P1">Hegel &amp; Marx; dialectical materialism; breakdowns &amp; contradictions (Vygotsky, 1978; Stetsenko, 2005)</text:p>
                    </text:list-item>
                    <text:list-item>
                      <text:p text:style-name="P1">No separation between mind and behavior or mind and society (Gay &amp; Hembrooke, 2004)</text:p>
                    </text:list-item>
                  </text:list>
                </text:list-item>
                <text:list-item>
                  <text:p text:style-name="P1">Historicity</text:p>
                  <text:list>
                    <text:list-item>
                      <text:p text:style-name="P1">Identify past cycles of an activity system (Engeström, 1999)</text:p>
                    </text:list-item>
                    <text:list-item>
                      <text:p text:style-name="P1">Has been recognized as critical but not thoroughly analyzed (Nardi, 2007)</text:p>
                    </text:list-item>
                  </text:list>
                </text:list-item>
                <text:list-item>
                  <text:p text:style-name="P1">Object-orientation</text:p>
                  <text:list>
                    <text:list-item>
                      <text:p text:style-name="P1">Transforming the object into an outcome is what motivates the existence of an activity (Kuutti, 1996)</text:p>
                    </text:list-item>
                    <text:list-item>
                      <text:p text:style-name="P1">Can be material, minimally tangible (plan), intangible (idea), as long as it can be shared for manipulation and transformation by participants (Kuutti, 1996)</text:p>
                    </text:list-item>
                    <text:list-item>
                      <text:p text:style-name="P1">Is not limited to physical, chemical or biological properties—object may be culturally or socially determined (Kaptelinin, Nardi, &amp; Macaulay, 1999)</text:p>
                    </text:list-item>
                  </text:list>
                </text:list-item>
                <text:list-item>
                  <text:p text:style-name="P1">Mediation of activity by artifacts</text:p>
                  <text:list>
                    <text:list-item>
                      <text:p text:style-name="P1">Semiotic mediation: mediation by signs (Vygotsky, 1978)</text:p>
                      <text:list>
                        <text:list-item>
                          <text:p text:style-name="P1">“The use of signs leads humans to a specific structure of behavior that breaks away from biological development and creates new forms of a culturally-based psychological process” (Vygotsky, 1978)</text:p>
                        </text:list-item>
                        <text:list-item>
                          <text:p text:style-name="P1">Internally-oriented, changes the subject (Vygotsky, 1978)</text:p>
                        </text:list-item>
                      </text:list>
                    </text:list-item>
                    <text:list-item>
                      <text:p text:style-name="P1">Mediation by tools: Leont'ev (Engeström, 1999)</text:p>
                      <text:list>
                        <text:list-item>
                          <text:p text:style-name="P1">Externally-oriented: changes the object (Vygotsky, 1978)</text:p>
                        </text:list-item>
                      </text:list>
                    </text:list-item>
                    <text:list-item>
                      <text:p text:style-name="P1">Artifacts may <text:span text:style-name="T2">be </text:span><text:span text:style-name="T3">the object of activity or they may mediate activity</text:span> (Bødker, 1996)</text:p>
                      <text:list>
                        <text:list-item>
                          <text:p text:style-name="P1">“An artifact works well in out activity if it allows us to focus our attention on the real object and badly if it does not.” (Bødker, 1996, p. 149)</text:p>
                        </text:list-item>
                        <text:list-item>
                          <text:p text:style-name="P1">Object is the artifact (example: spreadsheet) (Bødker, 1996)</text:p>
                        </text:list-item>
                        <text:list-item>
                          <text:p text:style-name="P1">Object is represented in the artifact (example: letter) (Bødker, 1996)</text:p>
                        </text:list-item>
                        <text:list-item>
                          <text:p text:style-name="P1">Object is outside the artifact (example: control panel) (Bødker, 1996)</text:p>
                        </text:list-item>
                      </text:list>
                    </text:list-item>
                  </text:list>
                </text:list-item>
                <text:list-item>
                  <text:p text:style-name="P1">Hierarchical structure of activity (Engeström, 1999)</text:p>
                  <text:list>
                    <text:list-item>
                      <text:p text:style-name="P1">Activity → motive (Engeström, 1999)</text:p>
                      <text:list>
                        <text:list-item>
                          <text:p text:style-name="P1">Why (Bødker, 1996)</text:p>
                        </text:list-item>
                        <text:list-item>
                          <text:p text:style-name="P1">Socialized (Stetsenko, 2005)</text:p>
                        </text:list-item>
                      </text:list>
                    </text:list-item>
                    <text:list-item>
                      <text:p text:style-name="P1">Action → goal (Engeström, 1999)</text:p>
                      <text:list>
                        <text:list-item>
                          <text:p text:style-name="P1"><text:soft-page-break/>What (Bødker, 1996)</text:p>
                        </text:list-item>
                        <text:list-item>
                          <text:p text:style-name="P1">Individualized (Stetsenko, 2005)</text:p>
                        </text:list-item>
                        <text:list-item>
                          <text:p text:style-name="P1">Motive and goal do not exist separately, but construct and transform each other (Stetsenko, 2005)</text:p>
                        </text:list-item>
                        <text:list-item>
                          <text:p text:style-name="P1">The same action may be different when performed as part of a different activity (Kuutti, 1996)</text:p>
                          <text:list>
                            <text:list-item>
                              <text:p text:style-name="P1">Delivering a report to a team or employees vs. delivering the same report to executives (Kuutti, 1996).</text:p>
                            </text:list-item>
                          </text:list>
                        </text:list-item>
                        <text:list-item>
                          <text:p text:style-name="P1">Actions may be polymotivated: temporary overlap of multiple activities that share a goal (Bardram, 1997)</text:p>
                        </text:list-item>
                      </text:list>
                    </text:list-item>
                    <text:list-item>
                      <text:p text:style-name="P1">Operation → conditions (Engeström, 1999)</text:p>
                      <text:list>
                        <text:list-item>
                          <text:p text:style-name="P1">How (Bødker, 1996)</text:p>
                        </text:list-item>
                        <text:list-item>
                          <text:p text:style-name="P1">In cognitive science, this is reflective vs. experiential cognition (Norman, 1993)</text:p>
                        </text:list-item>
                      </text:list>
                    </text:list-item>
                    <text:list-item>
                      <text:p text:style-name="P1">Transformations between levels (Engeström, 1999)</text:p>
                    </text:list-item>
                  </text:list>
                </text:list-item>
                <text:list-item>
                  <text:p text:style-name="P1">Development</text:p>
                  <text:list>
                    <text:list-item>
                      <text:p text:style-name="P1">Internalization</text:p>
                      <text:list>
                        <text:list-item>
                          <text:p text:style-name="P1">“...internal reconstruction of an external operation.” (Vygotsky, 1978, 56)</text:p>
                        </text:list-item>
                        <text:list-item>
                          <text:p text:style-name="P1">Occurs as the result of a series of developmental events over a long period of time: reconstructed internally, performed individually (Vygotsky, 1978)</text:p>
                        </text:list-item>
                        <text:list-item>
                          <text:p text:style-name="P1">Development of expertise (B<text:span text:style-name="T1">é</text:span>guin &amp; Rebardel, 2000)</text:p>
                        </text:list-item>
                      </text:list>
                    </text:list-item>
                    <text:list-item>
                      <text:p text:style-name="P1">Externalization</text:p>
                      <text:list>
                        <text:list-item>
                          <text:p text:style-name="P1">Gap in AT research (Stetsenko, 2005; Engeström, 1999)</text:p>
                        </text:list-item>
                        <text:list-item>
                          <text:p text:style-name="P1">Emerges from contradictions (Engeström, 1999)</text:p>
                        </text:list-item>
                        <text:list-item>
                          <text:p text:style-name="P1">Development of new activities; creation of new artifacts to facilitate performance—search for solutions (Engeström, 1999, B<text:span text:style-name="T1">é</text:span>guin &amp; Rebardel, 2000)</text:p>
                        </text:list-item>
                        <text:list-item>
                          <text:p text:style-name="P1">Echoed in phenomenological approach of Winograd &amp; Flores: “New design can be created and implemented only in the space that emerges in the recurrent structure of breakdown. A design constitutes an interpretation of breakdown and a committed attempt to anticipate future breakdowns.” (Winograd &amp; Flores, 1986, 78)</text:p>
                        </text:list-item>
                      </text:list>
                    </text:list-item>
                  </text:list>
                </text:list-item>
                <text:list-item>
                  <text:p text:style-name="P1">Activity systems: understand collective activity by modeling activity systems (Engeström, 1999)</text:p>
                  <text:list>
                    <text:list-item>
                      <text:p text:style-name="P1">Without collective dimension the motive may be masked (Engeström, 1999)</text:p>
                      <text:list>
                        <text:list-item>
                          <text:p text:style-name="P1">“The outcomes of my actions [preparing and presenting a speech] appear to be very limited and situation bound: a particular text, a momentary impact on <text:s/>the listeners. If this is all there is to gain, why did I bother to prepare the speech in the first place? Somehow, this level of representation hides or obscures the motive behind the actions.” (Engeström, 1999, 30)</text:p>
                        </text:list-item>
                      </text:list>
                    </text:list-item>
                    <text:list-item>
                      <text:p text:style-name="P1">Connect individual actions to collective activity (Engeström, 1999)</text:p>
                      <text:list>
                        <text:list-item>
                          <text:p text:style-name="P1">Object is shared but not identical; drives and coordinates actions of people in an activity system: “Because an object of activity is complex and contradictory by its very nature, various individual aspirations, desires, and motives are attached to it and developed during its creation. In this sense, any collective activity is multi-motivated.” (Miettinen, 2005, 64)</text:p>
                        </text:list-item>
                        <text:list-item>
                          <text:p text:style-name="P1">A single activity may have different motives based on the community making up the activity system (Holland &amp; Reeves, 1996)</text:p>
                          <text:list>
                            <text:list-item>
                              <text:p text:style-name="P1"><text:soft-page-break/>Student teams with similar assignments had different objects. Assumed to be the program under development, turned out to be the product for one team and graded documentation for another. (Holland &amp; Reeves, 1999)</text:p>
                            </text:list-item>
                          </text:list>
                        </text:list-item>
                      </text:list>
                    </text:list-item>
                    <text:list-item>
                      <text:p text:style-name="P1">Mediated collective activity (Engeström, 1999)</text:p>
                      <text:list>
                        <text:list-item>
                          <text:p text:style-name="P1">tools and signs: material or thinking (Kuutti, 1996)</text:p>
                        </text:list-item>
                        <text:list-item>
                          <text:p text:style-name="P1">rules: explicit or implicit norms, conventions, and relationships (Kuutti, 1996)</text:p>
                        </text:list-item>
                        <text:list-item>
                          <text:p text:style-name="P1">division of labor: explicit or implicit organization of the community with regard to the object (Kuutti, 1996)</text:p>
                        </text:list-item>
                      </text:list>
                    </text:list-item>
                  </text:list>
                </text:list-item>
              </text:list>
            </text:list-item>
          </text:list>
        </text:list-item>
        <text:list-item>
          <text:p text:style-name="P1">Usefulness in interaction design</text:p>
          <text:list>
            <text:list-item>
              <text:p text:style-name="P1">Value of theory in general</text:p>
              <text:list>
                <text:list-item>
                  <text:p text:style-name="P1">Orienting theories: shape the understanding that a designer brings to a problem (Winograd, 2006)</text:p>
                </text:list-item>
                <text:list-item>
                  <text:p text:style-name="P1">Address the relationship between technology and organizations: “On the one hand, systems developers and software engineers are the creators of an efficiently engineered artefact; on the other hand they introduce a new dimension into a social system; one that may impact that set of social arrangements. This technical artefact may become a factor in the emergent development of the organization. Systems developers could also try to use social theories such as [actor-network theory] and [structuration theory] to anticipate and manage the impact of their computer systems on the social systems they are designed for.” (Rose, Jones, &amp; Truex, 2005, 148)</text:p>
                </text:list-item>
                <text:list-item>
                  <text:p text:style-name="P1">Descriptive: conceptual framework for describing and making sense of the world (Halverson, 2002)</text:p>
                  <text:list>
                    <text:list-item>
                      <text:p text:style-name="P1">Activity theory as a descriptive theory provided common terminology in a description of design process for peripheral displays in ubiquitous computing (Matthews, Rattenbury, &amp; Carter, 2007)</text:p>
                    </text:list-item>
                  </text:list>
                </text:list-item>
                <text:list-item>
                  <text:p text:style-name="P1">Rhetorical: structure for naming things and mapping names to the real world (Halverson, 2002)</text:p>
                </text:list-item>
                <text:list-item>
                  <text:p text:style-name="P1">Inferential: tools for making inferences and predictions (Halverson, 2002)</text:p>
                </text:list-item>
                <text:list-item>
                  <text:p text:style-name="P1">Applicable: Inform and guide system design (Halverson, 2002)</text:p>
                </text:list-item>
              </text:list>
            </text:list-item>
            <text:list-item>
              <text:p text:style-name="P1">Activity theory as part of ongoing effort to embrace context in HCI</text:p>
              <text:list>
                <text:list-item>
                  <text:p text:style-name="P1">Activity theory supports instrument-level analysis without sacrificing context (Bødker, 1996)</text:p>
                </text:list-item>
                <text:list-item>
                  <text:p text:style-name="P1">Human factors → Human actors (Bannon, 1991)</text:p>
                  <text:list>
                    <text:list-item>
                      <text:p text:style-name="P1">Early HCI: information processing model, cognitive science (Bannon, 1991)</text:p>
                      <text:list>
                        <text:list-item>
                          <text:p text:style-name="P1">Harden the psychological science behind human-computer interaction as a counterbalance to computer science (Newell &amp; Card, 1985)</text:p>
                          <text:list>
                            <text:list-item>
                              <text:p text:style-name="P1">Develop a theory that supports design through task analysis via calculation and formal models (Newell &amp; Card, 1985)</text:p>
                              <text:list>
                                <text:list-item>
                                  <text:p text:style-name="P1">Engineering-style theory (Newell &amp; Card, 1985)</text:p>
                                </text:list-item>
                                <text:list-item>
                                  <text:p text:style-name="P1">Symbolic description of the task (Newell &amp; Card, 1985)</text:p>
                                </text:list-item>
                                <text:list-item>
                                  <text:p text:style-name="P1">Mathematical models of the situation (Newell &amp; Card, 1985)</text:p>
                                </text:list-item>
                              </text:list>
                            </text:list-item>
                            <text:list-item>
                              <text:p text:style-name="P1">Results (Newell &amp; Card, 1985)</text:p>
                              <text:list>
                                <text:list-item>
                                  <text:p text:style-name="P1">Model Human Processor (Card, Moran, &amp; Newell, 1983)</text:p>
                                </text:list-item>
                                <text:list-item>
                                  <text:p text:style-name="P1">GOMS (Card, Moran, &amp; Newell, 1983)</text:p>
                                </text:list-item>
                                <text:list-item>
                                  <text:p text:style-name="P1">Keystroke-Level Model (Card, Moran, &amp; Newell, 1983)</text:p>
                                </text:list-item>
                                <text:list-item>
                                  <text:p text:style-name="P1">ACT* (Newell &amp; Card, 1985)</text:p>
                                </text:list-item>
                                <text:list-item>
                                  <text:p text:style-name="P1"><text:soft-page-break/>Fitts' Law and Hicks' Law (Raskin, 2000)</text:p>
                                </text:list-item>
                              </text:list>
                            </text:list-item>
                          </text:list>
                        </text:list-item>
                        <text:list-item>
                          <text:p text:style-name="P1">Human factors approach (GOMS, Programmable User Models) treats users as a system component equal to machines; having attention span, memory (Bannon, 1991)</text:p>
                          <text:list>
                            <text:list-item>
                              <text:p text:style-name="P1">Does not acknowledge people as autonomous agents (Bannon, 1991)</text:p>
                            </text:list-item>
                            <text:list-item>
                              <text:p text:style-name="P1">Machine and human agency are intertwined, but not equivalent: machines facilitate, enable, and constrain human agency (Rose, Jones, &amp; Truex, p. 148)</text:p>
                            </text:list-item>
                          </text:list>
                        </text:list-item>
                        <text:list-item>
                          <text:p text:style-name="P1">De-emphasizes motivation, community, setting (Bannon, 1991)</text:p>
                        </text:list-item>
                        <text:list-item>
                          <text:p text:style-name="P1">No practical principles or advice for designers (Bannon, 1991; Kuutti, 1996)</text:p>
                        </text:list-item>
                        <text:list-item>
                          <text:p text:style-name="P1">Focuses on individuals over groups (Bannon, 1991)</text:p>
                        </text:list-item>
                        <text:list-item>
                          <text:p text:style-name="P1">Lab studies are limited, costly, time consuming (Bannon, 1991)</text:p>
                        </text:list-item>
                        <text:list-item>
                          <text:p text:style-name="P1">Treat users as naïve when they are experts with regard to their work (Bannon, 1991)</text:p>
                        </text:list-item>
                      </text:list>
                    </text:list-item>
                    <text:list-item>
                      <text:p text:style-name="P1">Broader picture: how to handle contextuality in work research (Kuutti, 1999)</text:p>
                      <text:list>
                        <text:list-item>
                          <text:p text:style-name="P1">IS is a major force driving changes in work (Kuutti, 1999)</text:p>
                          <text:list>
                            <text:list-item>
                              <text:p text:style-name="P1">“The transforming of work needs new kinds of support and poses new problems. Old conceptual tools are inadequate for solving them, and the IS debate is searching for new frameworks for doing precisely that.” (Kuutti, 1999, 171)</text:p>
                            </text:list-item>
                          </text:list>
                        </text:list-item>
                        <text:list-item>
                          <text:p text:style-name="P1">New IS research problems :: activity theoretic concepts (Kuutti, 1999):</text:p>
                          <text:list>
                            <text:list-item>
                              <text:p text:style-name="P1">Active individuals :: individual and social transformation (Kuutti, 1999)</text:p>
                            </text:list-item>
                            <text:list-item>
                              <text:p text:style-name="P1">Societal change :: externalization (Kuutti, 1999)</text:p>
                            </text:list-item>
                            <text:list-item>
                              <text:p text:style-name="P1">Multidisciplinary :: inherent in activity theory (Kuutti, 1999)</text:p>
                            </text:list-item>
                          </text:list>
                        </text:list-item>
                      </text:list>
                    </text:list-item>
                  </text:list>
                </text:list-item>
                <text:list-item>
                  <text:p text:style-name="P1">Usability → User Experience</text:p>
                  <text:list>
                    <text:list-item>
                      <text:p text:style-name="P1">UX research agenda to counterbalance overly instrumental usability (Hassenzahl &amp; Tractinsky, 2006)</text:p>
                      <text:list>
                        <text:list-item>
                          <text:p text:style-name="P1">Address human needs beyond the instrumental (Hassenzahl &amp; Tractinsky, 2006)</text:p>
                        </text:list-item>
                        <text:list-item>
                          <text:p text:style-name="P1">Address affective and emotional aspects of interaction (Hassenzahl &amp; Tractinsky, 2006)</text:p>
                        </text:list-item>
                        <text:list-item>
                          <text:p text:style-name="P1">Address the situated and temporal nature of experience (Hassenzahl &amp; Tractinsky, 2006)</text:p>
                        </text:list-item>
                      </text:list>
                    </text:list-item>
                    <text:list-item>
                      <text:p text:style-name="P1">“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Carroll, 1997, 512).”</text:p>
                    </text:list-item>
                  </text:list>
                </text:list-item>
                <text:list-item>
                  <text:p text:style-name="P1">Human-centered → Activity-centered (Norman, 2005; Norman. 2006)</text:p>
                  <text:list>
                    <text:list-item>
                      <text:p text:style-name="P1">Design philosophy matters: organizations with strong UI design teams ship designs with radical usability differences (Norman, 2005; Norman, 2006)</text:p>
                      <text:list>
                        <text:list-item>
                          <text:p text:style-name="P1">“People Propose, Science Studies, Technology Conforms” (Norman, 1993, 253)</text:p>
                        </text:list-item>
                        <text:list-item>
                          <text:p text:style-name="P1">“None of this tools adapt to the people nonsense—people adapt to the tools” (Norman, 2005, 15)</text:p>
                        </text:list-item>
                        <text:list-item>
                          <text:p text:style-name="P1">Shift in the mindset of the designer from people to activities (theoretical bias) (Norman, 2005)</text:p>
                        </text:list-item>
                      </text:list>
                    </text:list-item>
                  </text:list>
                </text:list-item>
              </text:list>
            </text:list-item>
            <text:list-item>
              <text:p text:style-name="P1">Application in interaction design</text:p>
              <text:list>
                <text:list-item>
                  <text:p text:style-name="P1">Not a predictive theory but a conceptual framework based on a theory of human consciousness (Wilson, 2006)</text:p>
                </text:list-item>
                <text:list-item>
                  <text:p text:style-name="P1"><text:soft-page-break/>Potential contributions (Kuutti, 1996)</text:p>
                  <text:list>
                    <text:list-item>
                      <text:p text:style-name="P1">Supporting work is more important than improving usability: people adapt to bad UI (Kuutti, 1996)</text:p>
                      <text:list>
                        <text:list-item>
                          <text:p text:style-name="P1">Also Norman (2006)</text:p>
                        </text:list-item>
                      </text:list>
                    </text:list-item>
                    <text:list-item>
                      <text:p text:style-name="P1">Multilevel analysis: technical, conceptual, contextual (Kuutti, 1996)</text:p>
                    </text:list-item>
                    <text:list-item>
                      <text:p text:style-name="P1">Social context beyond individuals (Kuutti, 1996)</text:p>
                    </text:list-item>
                    <text:list-item>
                      <text:p text:style-name="P1">Change and development (Kuutti, 1996)</text:p>
                    </text:list-item>
                  </text:list>
                </text:list-item>
                <text:list-item>
                  <text:p text:style-name="P1">Comparison of five methods for AT-based IS development (Quek &amp; Shah, 2004)</text:p>
                  <text:list>
                    <text:list-item>
                      <text:p text:style-name="P1">More focus early in the development process: domain analysis, requirements elicitation (Quek &amp; Shah, 2004)</text:p>
                    </text:list-item>
                    <text:list-item>
                      <text:p text:style-name="P1">Applied AT principles and models (Quek &amp; Shah, 2004)</text:p>
                      <text:list>
                        <text:list-item>
                          <text:p text:style-name="P1">AT is good at naming things (Halverson, 2002)</text:p>
                        </text:list-item>
                      </text:list>
                    </text:list-item>
                    <text:list-item>
                      <text:p text:style-name="P1">Elicitation of contradictions (Quek &amp; Shah, 2004)</text:p>
                    </text:list-item>
                    <text:list-item>
                      <text:p text:style-name="P1">Elicitation of historical background (Quek &amp; Shah, 2004)</text:p>
                    </text:list-item>
                    <text:list-item>
                      <text:p text:style-name="P1">More use of principles leads to less use of models (Quek &amp; Shah, 2004)</text:p>
                    </text:list-item>
                    <text:list-item>
                      <text:p text:style-name="P1">Some did not apply all principles (Quek &amp; Shah, 2004)</text:p>
                    </text:list-item>
                    <text:list-item>
                      <text:p text:style-name="P1">Minimal validation of methodology (Quek &amp; Shah, 2004)</text:p>
                    </text:list-item>
                    <text:list-item>
                      <text:p text:style-name="P1">Narrow coverage of IS development phases (Quek &amp; Shah, 2004)</text:p>
                    </text:list-item>
                  </text:list>
                </text:list-item>
                <text:list-item>
                  <text:p text:style-name="P1">Evaluation and design tools</text:p>
                  <text:list>
                    <text:list-item>
                      <text:p text:style-name="P1">“We see [activity theory]'s main potential in supporting researchers and designers in their own search for solutions, in particular, by helping them to ask meaningful questions” (Kaptelinin, Nardi, &amp; Macaulay, 1999, 32)</text:p>
                    </text:list-item>
                    <text:list-item>
                      <text:p text:style-name="P1">Provides a deep understanding of information needs and uses when evaluating information system studies and implementations (Wilson, 2006)</text:p>
                    </text:list-item>
                    <text:list-item>
                      <text:p text:style-name="P1">Activity checklist (Kaptelinin, Nardi, &amp; Macaulay, 1999)</text:p>
                      <text:list>
                        <text:list-item>
                          <text:p text:style-name="P1">Activity theory principles are abstract, cannot pull apart the subject, object, artifact, and sociocultural relationships—checklist helps make them concrete (Kaptelinin, Nardi, &amp; Macaulay, 1999)</text:p>
                          <text:list>
                            <text:list-item>
                              <text:p text:style-name="P1">What to pay attention to (Kaptelinin, Nardi, &amp; Macaulay, 1999)</text:p>
                            </text:list-item>
                          </text:list>
                        </text:list-item>
                      </text:list>
                    </text:list-item>
                    <text:list-item>
                      <text:p text:style-name="P1">AT provided a tool for reflecting on the design process: “Design is situated in a network of influencing social systems, and building any technological system is a socially constructed and negotiable process. By using an interpretive flexibility framework, developers can understand stakeholders' various goals and apparent inconsistencies.” (Gay &amp; Hembrooke, 2004, 28)</text:p>
                    </text:list-item>
                  </text:list>
                </text:list-item>
                <text:list-item>
                  <text:p text:style-name="P1">Descriptive power helps structure ethnographic research results (Halverson, 2002)</text:p>
                  <text:list>
                    <text:list-item>
                      <text:p text:style-name="P1">Analysis of participation on Wikipedia (Bryant, Forte, &amp; Bruckman, 2005)</text:p>
                    </text:list-item>
                    <text:list-item>
                      <text:p text:style-name="P1">Analysis of design of a new medical research device (Miettinen &amp; Hasu, 2002)</text:p>
                    </text:list-item>
                    <text:list-item>
                      <text:p text:style-name="P1">Structure and organize data for requirements definition in a software firm (Turner, Turner, &amp; Horton, 1999)</text:p>
                    </text:list-item>
                    <text:list-item>
                      <text:p text:style-name="P1">Analyze and classify mediating artifacts to determine requirements for a customer support tool (Collins, Shukla, &amp; Redmiles, 2002)</text:p>
                    </text:list-item>
                    <text:list-item>
                      <text:p text:style-name="P1">Role that laptop computers play in mediating college students' collaborative learning activities (Gay &amp; Hembrooke, 2004)</text:p>
                    </text:list-item>
                  </text:list>
                </text:list-item>
                <text:list-item>
                  <text:p text:style-name="P1">Reposition HCI concepts: affordance (B<text:span text:style-name="T1">æ</text:span>rentsen &amp; Trettvik, 2002)</text:p>
                  <text:list>
                    <text:list-item>
                      <text:p text:style-name="P1">Separating cognition from the physical and social world makes it hard to work with Gibson's original idea—affordances emerge only when organisms are living in the <text:soft-page-break/>environment (B<text:span text:style-name="T1">æ</text:span>rentsen &amp; Trettvik, 2002)</text:p>
                    </text:list-item>
                    <text:list-item>
                      <text:p text:style-name="P1">Leads to misconceptions (Norman, 1999)</text:p>
                    </text:list-item>
                    <text:list-item>
                      <text:p text:style-name="P1">“In an activity theoretical approach to affordance we find that there are two kinds of use to be considered in artifacts; the possible uses and the intended use. These two uses are not independent but neither are they 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59)</text:p>
                    </text:list-item>
                  </text:list>
                </text:list-item>
                <text:list-item>
                  <text:p text:style-name="P1">Design tool for derivation of requirements from contradictions (Turner, Turner, &amp; Horton, 1999)</text:p>
                  <text:list>
                    <text:list-item>
                      <text:p text:style-name="P1">Video analysis through focus shifts and breakdowns (Bødker, 1996)</text:p>
                    </text:list-item>
                    <text:list-item>
                      <text:p text:style-name="P1">Primary: within a node of activity; i.e., <text:s/>subject (Turner, Turner, &amp; Horton, 1999) </text:p>
                    </text:list-item>
                    <text:list-item>
                      <text:p text:style-name="P1">Secondary: between two nodes of activity; i.e., subject ↔ object (Turner, Turner, &amp; Horton, 1999)</text:p>
                    </text:list-item>
                    <text:list-item>
                      <text:p text:style-name="P1">Tertiary: between an activity and a new culturally more advanced activity—changes that resolve the contradiction become visible to the subject (Turner, Turner, &amp; Horton, 1999)</text:p>
                    </text:list-item>
                    <text:list-item>
                      <text:p text:style-name="P1">Quaternary: between two different activities (Turner, Turner, &amp; Horton, 1999)</text:p>
                    </text:list-item>
                  </text:list>
                </text:list-item>
                <text:list-item>
                  <text:p text:style-name="P1">Analysis of HCI through focus shifts and breakdowns (Bødker, 1996)</text:p>
                  <text:list>
                    <text:list-item>
                      <text:p text:style-name="P1">For each focus</text:p>
                      <text:list>
                        <text:list-item>
                          <text:p text:style-name="P1">What is the purpose of the activity and actions (Bødker, 1996)</text:p>
                        </text:list-item>
                        <text:list-item>
                          <text:p text:style-name="P1">Which object is focused on and where is it located (Bødker, 1996)</text:p>
                        </text:list-item>
                        <text:list-item>
                          <text:p text:style-name="P1">What is the instrument (Bødker, 1996)</text:p>
                        </text:list-item>
                      </text:list>
                    </text:list-item>
                    <text:list-item>
                      <text:p text:style-name="P1">For each focus shift</text:p>
                      <text:list>
                        <text:list-item>
                          <text:p text:style-name="P1">From which object to which (Bødker, 1996)</text:p>
                        </text:list-item>
                        <text:list-item>
                          <text:p text:style-name="P1">Is there a breakdown in the focus shift (Bødker, 1996)</text:p>
                        </text:list-item>
                        <text:list-item>
                          <text:p text:style-name="P1">What is the cause (Bødker, 1996)</text:p>
                        </text:list-item>
                      </text:list>
                    </text:list-item>
                  </text:list>
                </text:list-item>
              </text:list>
            </text:list-item>
          </text:list>
        </text:list-item>
      </text:list>
      <text:p text:style-name="Standard"/>
      <text:p text:style-name="Standard">Research project</text:p>
      <text:list xml:id="list971098942" text:style-name="L2">
        <text:list-item>
          <text:p text:style-name="P2">Contextual inquiry (Holtzblatt &amp; Beyer, 2000)</text:p>
          <text:list>
            <text:list-item>
              <text:p text:style-name="P2">Externalize unarticulated knowledge, “hidden work structure” (e. g., operations or objects)</text:p>
            </text:list-item>
            <text:list-item>
              <text:p text:style-name="P2">Principles: refine the basic apprenticeship model for research purposes</text:p>
              <text:list>
                <text:list-item>
                  <text:p text:style-name="P2">Context</text:p>
                  <text:list>
                    <text:list-item>
                      <text:p text:style-name="P2">Ongoing experience and concrete data over summary experience and abstract data</text:p>
                    </text:list-item>
                    <text:list-item>
                      <text:p text:style-name="P2">Go to the participant</text:p>
                    </text:list-item>
                    <text:list-item>
                      <text:p text:style-name="P2">“People know how to do many things they can't describe” (Goguen &amp; Linde, 1993, 155)</text:p>
                    </text:list-item>
                  </text:list>
                </text:list-item>
                <text:list-item>
                  <text:p text:style-name="P2">Partnership</text:p>
                  <text:list>
                    <text:list-item>
                      <text:p text:style-name="P2">Get participant and interviewer watching and discussing work practice</text:p>
                    </text:list-item>
                    <text:list-item>
                      <text:p text:style-name="P2">Introduce design ideas immediately</text:p>
                    </text:list-item>
                  </text:list>
                </text:list-item>
                <text:list-item>
                  <text:p text:style-name="P2">Interpretation (with the participant)</text:p>
                  <text:list>
                    <text:list-item>
                      <text:p text:style-name="P2">Facts alone do not allow for design decisions</text:p>
                      <text:list>
                        <text:list-item>
                          <text:p text:style-name="P2">Fact → hypothesis → implication → design idea</text:p>
                        </text:list-item>
                      </text:list>
                    </text:list-item>
                    <text:list-item>
                      <text:p text:style-name="P2">Check interpretations with the participant</text:p>
                    </text:list-item>
                    <text:list-item>
                      <text:p text:style-name="P2">State interpretations instead of asking open-ended questions</text:p>
                    </text:list-item>
                    <text:list-item>
                      <text:p text:style-name="P2">Breakdowns/contradictions</text:p>
                      <text:list>
                        <text:list-item>
                          <text:p text:style-name="P2"><text:soft-page-break/>Between activity systems (quaternary)</text:p>
                        </text:list-item>
                        <text:list-item>
                          <text:p text:style-name="P2">Between nodes of the activity system (secondary)</text:p>
                        </text:list-item>
                        <text:list-item>
                          <text:p text:style-name="P2">Within nodes of the activity system (primary)</text:p>
                        </text:list-item>
                      </text:list>
                    </text:list-item>
                  </text:list>
                </text:list-item>
                <text:list-item>
                  <text:p text:style-name="P2">Focus</text:p>
                  <text:list>
                    <text:list-item>
                      <text:p text:style-name="P2">Defines the interviewer's point-of-view</text:p>
                    </text:list-item>
                    <text:list-item>
                      <text:p text:style-name="P2">Set deliberately to guide the interview</text:p>
                    </text:list-item>
                    <text:list-item>
                      <text:p text:style-name="P2">Assume every action and operation has a goal</text:p>
                    </text:list-item>
                    <text:list-item>
                      <text:p text:style-name="P2">Assume everything is new to you</text:p>
                    </text:list-item>
                    <text:list-item>
                      <text:p text:style-name="P2">Admit your ignorance</text:p>
                    </text:list-item>
                  </text:list>
                </text:list-item>
              </text:list>
            </text:list-item>
            <text:list-item>
              <text:p text:style-name="P2">Contextual interview</text:p>
              <text:list>
                <text:list-item>
                  <text:p text:style-name="P2">Field interviewing method</text:p>
                </text:list-item>
                <text:list-item>
                  <text:p text:style-name="P2">10-20 individuals with varying roles in depth</text:p>
                  <text:list>
                    <text:list-item>
                      <text:p text:style-name="P2">Convenience sample</text:p>
                    </text:list-item>
                  </text:list>
                </text:list-item>
                <text:list-item>
                  <text:p text:style-name="P2">~1 hour</text:p>
                </text:list-item>
                <text:list-item>
                  <text:p text:style-name="P2">Use artifacts to discuss work over time (retrospective account)</text:p>
                  <text:list>
                    <text:list-item>
                      <text:p text:style-name="P2">Listen for steps that were left out</text:p>
                    </text:list-item>
                  </text:list>
                </text:list-item>
                <text:list-item>
                  <text:p text:style-name="P2">Craftsman/apprentice model: participant does work and talks about it while working</text:p>
                  <text:list>
                    <text:list-item>
                      <text:p text:style-name="P2">Artifacts at hand</text:p>
                      <text:list>
                        <text:list-item>
                          <text:p text:style-name="P2">Trigger conversations about specific past events</text:p>
                          <text:list>
                            <text:list-item>
                              <text:p text:style-name="P2">May ask participant to do it again, when appropriate</text:p>
                            </text:list-item>
                          </text:list>
                        </text:list-item>
                      </text:list>
                    </text:list-item>
                    <text:list-item>
                      <text:p text:style-name="P2">Forces discussion away from generalities</text:p>
                    </text:list-item>
                    <text:list-item>
                      <text:p text:style-name="P2">Externalizes actions, makes operations conscious</text:p>
                    </text:list-item>
                  </text:list>
                </text:list-item>
              </text:list>
            </text:list-item>
          </text:list>
        </text:list-item>
        <text:list-item>
          <text:p text:style-name="P2">Activity Checklist</text:p>
          <text:list>
            <text:list-item>
              <text:p text:style-name="P2">Practical tool for dealing with context: focus on certain dimensions of activity (Kaptelinin, Nardi, &amp; Macaulay, 1999)</text:p>
              <text:list>
                <text:list-item>
                  <text:p text:style-name="P2">Some studies use activity system elements as buckets (Turner, Turner, &amp; Horton, 1999; Quek &amp; Shah, 2004)</text:p>
                </text:list-item>
              </text:list>
            </text:list-item>
            <text:list-item>
              <text:p text:style-name="P2">Evaluation and design versions</text:p>
            </text:list-item>
            <text:list-item>
              <text:p text:style-name="P2">Scan and identify contextual factors that are troublesome or interesting, then explore them more deeply</text:p>
            </text:list-item>
            <text:list-item>
              <text:p text:style-name="P2">Four dimensions</text:p>
              <text:list>
                <text:list-item>
                  <text:p text:style-name="P2">Means/ends: understand actions → goals and then up to activity and down to operations</text:p>
                </text:list-item>
                <text:list-item>
                  <text:p text:style-name="P2">Environment: objects of activity in a social and cultural world</text:p>
                </text:list-item>
                <text:list-item>
                  <text:p text:style-name="P2">Learning/cognition: internalization of new ways of acting and externalization of new ways of problem solving</text:p>
                </text:list-item>
                <text:list-item>
                  <text:p text:style-name="P2">Development: development and changes to activity over time</text:p>
                </text:list-item>
              </text:list>
            </text:list-item>
            <text:list-item>
              <text:p text:style-name="P2">Complements other techniques</text:p>
              <text:list>
                <text:list-item>
                  <text:p text:style-name="P2">Contextual inquiry: strong in description of the environment, weaker in learning and development</text:p>
                </text:list-item>
              </text:list>
            </text:list-item>
            <text:list-item>
              <text:p text:style-name="P2">Tools, rules, and division of labor are essential concerns for software engineering (Barthelmess &amp; Anderson, 2000)</text:p>
            </text:list-item>
          </text:list>
        </text:list-item>
        <text:list-item>
          <text:p text:style-name="P2">Analysis of contradictions</text:p>
          <text:list>
            <text:list-item>
              <text:p text:style-name="P2">Complement weakness of contextual inquiry in learning and development</text:p>
            </text:list-item>
            <text:list-item>
              <text:p text:style-name="P2">Communication is a major source of breakdowns in software engineering (Barthelmess &amp; Anderson, 2000)</text:p>
            </text:list-item>
          </text:list>
        </text:list-item>
      </text:list>
      <text:p text:style-name="Standard"/>
      <text:list xml:id="list1414458211" text:continue-numbering="true" text:style-name="L2">
        <text:list-item>
          <text:p text:style-name="P2"><text:soft-page-break/>Activity system, contradictions/development</text:p>
        </text:list-item>
        <text:list-item>
          <text:p text:style-name="P2">Object is abstract: software is a symbolic representation (Barthelmess &amp; Anderson</text:p>
        </text:list-item>
        <text:list-item>
          <text:p text:style-name="P2">Historicity</text:p>
          <text:list>
            <text:list-item>
              <text:p text:style-name="P2">Programming → software engineering means more complex object; development of new artifacts (languages, methodologies, processes) and new division of labor (Barthelmess &amp; Anderson, 2000)</text:p>
            </text:list-item>
            <text:list-item>
              <text:p text:style-name="P2">ePS emerged from Business Applications and Development</text:p>
            </text:list-item>
          </text:list>
        </text:list-item>
        <text:list-item>
          <text:p text:style-name="P2">Contradictions (Engeström, 1999; Bødker, 1996; Turner, Turner, &amp; Horton, 1999)</text:p>
          <text:list>
            <text:list-item>
              <text:p text:style-name="P2">Development process, build and test</text:p>
              <text:p text:style-name="P2"/>
            </text:list-item>
          </text:list>
        </text:list-item>
        <text:list-item>
          <text:p text:style-name="P2">Communication</text:p>
          <text:list>
            <text:list-item>
              <text:p text:style-name="P2">On open source software projects (Gutwin, Penner, &amp; Schneider, 2004)</text:p>
              <text:list>
                <text:list-item>
                  <text:p text:style-name="P2">Maintain awareness through:</text:p>
                  <text:list>
                    <text:list-item>
                      <text:p text:style-name="P2">explicit communication: email, chat, MUDs, IM, newsgroups</text:p>
                      <text:list>
                        <text:list-item>
                          <text:p text:style-name="P2">important to support formal (mailing list) and informal (chat, IM)</text:p>
                        </text:list-item>
                      </text:list>
                    </text:list-item>
                    <text:list-item>
                      <text:p text:style-name="P2">consequential communication: watching others' explicit communication</text:p>
                      <text:list>
                        <text:list-item>
                          <text:p text:style-name="P2">overhearing is a powerful awareness tool [show activity on other reviews]</text:p>
                        </text:list-item>
                      </text:list>
                    </text:list-item>
                    <text:list-item>
                      <text:p text:style-name="P2">“feedthrough”: observing changes to project artifacts</text:p>
                    </text:list-item>
                  </text:list>
                </text:list-item>
              </text:list>
            </text:list-item>
          </text:list>
        </text:list-item>
      </text:list>
      <text:p text:style-name="Standard"/>
      <text:p text:style-name="Standard">Conclusions</text:p>
      <text:list xml:id="list1477682408" text:style-name="L3">
        <text:list-item>
          <text:p text:style-name="P3">Bad</text:p>
          <text:list>
            <text:list-item>
              <text:p text:style-name="P3">Not full context; impossible to define an action outside of the situation (Kuutti, 1996; Suchm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10-17T12:18:25</meta:creation-date>
    <dc:date>2010-10-30T17:19:04</dc:date>
    <dc:creator>Randy Souza</dc:creator>
    <meta:editing-duration>PT105H43M44S</meta:editing-duration>
    <meta:editing-cycles>192</meta:editing-cycles>
    <meta:generator>OpenOffice.org/3.2$Linux OpenOffice.org_project/320m12$Build-9483</meta:generator>
    <meta:document-statistic meta:table-count="0" meta:image-count="0" meta:object-count="0" meta:page-count="8" meta:paragraph-count="239" meta:word-count="2942" meta:character-count="18821"/>
  </office:meta>
</office:document-meta>
</file>